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b847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fit-to-size="false" fo:padding-top="0cm" fo:padding-bottom="0cm" fo:padding-left="0cm" fo:padding-right="0cm"/>
    </style:style>
    <style:style style:name="gr7" style:family="graphic" style:parent-style-name="standard">
      <style:graphic-properties draw:fill="solid" draw:fill-color="#ffff99" draw:fill-gradient-name="Gradient_20_1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.227cm" svg:x="6.5cm" svg:y="1.2cm">
          <text:p text:style-name="P1">JavaScri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cm" svg:height="1.363cm" svg:x="6.5cm" svg:y="8.905cm">
          <text:p text:style-name="P1">Vertex sh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955cm" svg:height="1.364cm" svg:x="6.545cm" svg:y="19.304cm">
          <text:p text:style-name="P1">Fragment sh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.364cm" svg:height="2.727cm" svg:x="7.441cm" svg:y="2.7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364cm" svg:height="5.796cm" svg:x="10.509cm" svg:y="2.7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364cm" svg:height="2.727cm" svg:x="8.945cm" svg:y="10.609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5.955cm" svg:height="1.364cm" svg:x="6.545cm" svg:y="27.7cm">
          <text:p text:style-name="P3">Frame buff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.364cm" svg:height="1.991cm" svg:x="8.89cm" svg:y="21.0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6" draw:text-style-name="P1" draw:layer="layout" svg:width="3.409cm" svg:height="0.682cm" svg:x="9.691cm" svg:y="4.473cm">
          <text:p text:style-name="P1">Uniform variables</text:p>
        </draw:rect>
        <draw:rect draw:style-name="gr6" draw:text-style-name="P1" draw:layer="layout" svg:width="3.409cm" svg:height="0.682cm" svg:x="8.059cm" svg:y="11.427cm">
          <text:p text:style-name="P1">Varying variables</text:p>
        </draw:rect>
        <draw:rect draw:style-name="gr6" draw:text-style-name="P1" draw:layer="layout" svg:width="2.045cm" svg:height="0.682cm" svg:x="7.1cm" svg:y="3.586cm">
          <text:p text:style-name="P1">Buffers</text:p>
        </draw:rect>
        <draw:custom-shape draw:style-name="gr4" draw:text-style-name="P2" draw:layer="layout" svg:width="1.364cm" svg:height="2.728cm" svg:x="7.441cm" svg:y="5.8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6" draw:text-style-name="P1" draw:layer="layout" svg:width="2.045cm" svg:height="0.682cm" svg:x="7.1cm" svg:y="6.586cm">
          <text:p text:style-name="P1">Attributes</text:p>
        </draw:rect>
        <draw:custom-shape draw:style-name="gr7" draw:text-style-name="P1" draw:layer="layout" svg:width="5.999cm" svg:height="2.294cm" svg:x="6.501cm" svg:y="13.706cm">
          <text:p text:style-name="P1">Primitive assembly/</text:p>
          <text:p text:style-name="P1">rasteriz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.364cm" svg:height="2.727cm" svg:x="8.877cm" svg:y="16.273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6" draw:text-style-name="P1" draw:layer="layout" svg:width="3.409cm" svg:height="0.682cm" svg:x="8.091cm" svg:y="17.091cm">
          <text:p text:style-name="P1">Modified varying variables</text:p>
        </draw:rect>
        <draw:custom-shape draw:style-name="gr7" draw:text-style-name="P1" draw:layer="layout" svg:width="5.999cm" svg:height="1.794cm" svg:x="6.501cm" svg:y="23.206cm">
          <text:p text:style-name="P1">Per-fragment stuf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.364cm" svg:height="1.991cm" svg:x="8.89cm" svg:y="25.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Giles Thomas</meta:initial-creator>
    <meta:creation-date>2009-10-15T18:36:22</meta:creation-date>
    <dc:creator>Giles Thomas</dc:creator>
    <dc:date>2009-10-15T20:30:30</dc:date>
    <meta:editing-cycles>3</meta:editing-cycles>
    <meta:editing-duration>PT1H23M1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